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1" draw:id="id11" draw:layer="layout" svg:width="1.532cm" svg:height="1.388cm" svg:x="8.568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532cm" svg:height="1.388cm" svg:x="8.8cm" svg:y="6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cm" svg:height="3.8cm" svg:x="11.7cm" svg:y="12.8cm">
          <text:p text:style-name="P2"><text:span text:style-name="T1">Serial port</text:span></text:p>
          <text:p text:style-name="P2"><text:span text:style-name="T1">(0x3f8-0x400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8.1cm" svg:height="2.1cm" svg:x="2.6cm" svg:y="5.4cm">
          <text:p text:style-name="P2"><text:span text:style-name="T1">bus_space_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6.65cm" svg:y1="7.5cm" svg:x2="9.7cm" svg:y2="14.7cm" draw:start-shape="id1" draw:end-shape="id2" draw:end-glue-point="5" svg:d="m6650 7500c0 4800 1016 7200 3050 7200" svg:viewBox="0 0 3051 7201">
          <text:p/>
        </draw:connector>
        <draw:line draw:style-name="gr5" draw:text-style-name="P2" draw:layer="layout" svg:x1="1.1cm" svg:y1="11cm" svg:x2="34.8cm" svg:y2="11cm">
          <text:p/>
        </draw:line>
        <draw:frame draw:style-name="gr6" draw:text-style-name="P3" draw:layer="layout" svg:width="9.68cm" svg:height="1.728cm" svg:x="24.92cm" svg:y="11.372cm">
          <draw:text-box>
            <text:p><text:span text:style-name="T2">x86 IO port space</text:span></text:p>
          </draw:text-box>
        </draw:frame>
        <draw:custom-shape draw:style-name="gr3" draw:text-style-name="P1" xml:id="id5" draw:id="id5" draw:layer="layout" svg:width="8.603cm" svg:height="2.1cm" svg:x="24.6cm" svg:y="5.4cm">
          <text:p text:style-name="P2"><text:span text:style-name="T1">bus_space_write_1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3.9cm" svg:height="3.3cm" svg:x="12.6cm" svg:y="10.4cm">
          <text:p text:style-name="P2"><text:span text:style-name="T1">0x3f8</text:span></text:p>
          <text:p text:style-name="P2"><text:span text:style-name="T1">(data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9cm" svg:height="3.3cm" svg:x="17.3cm" svg:y="10.4cm">
          <text:p text:style-name="P2"><text:span text:style-name="T1">0x3f9</text:span></text:p>
          <text:p text:style-name="P2"><text:span text:style-name="T1">(ier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1.4cm" svg:height="2.1cm" svg:x="12.2cm" svg:y="5.4cm">
          <text:p text:style-name="P2"><text:span text:style-name="T1">bus_space_write_multi_1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17.9cm" svg:y1="7.5cm" svg:x2="14.55cm" svg:y2="10.4cm" draw:start-shape="id3" draw:start-glue-point="2" draw:end-shape="id4" svg:d="m17900 7500c0 2176-3350 727-3350 2900" svg:viewBox="0 0 3351 2901">
          <text:p/>
        </draw:connector>
        <draw:connector draw:style-name="gr4" draw:text-style-name="P2" draw:layer="layout" draw:type="curve" svg:x1="28.901cm" svg:y1="7.5cm" svg:x2="19.25cm" svg:y2="10.4cm" draw:start-shape="id5" draw:start-glue-point="2" draw:end-shape="id6" svg:d="m28901 7500c0 2176-9651 727-9651 2900" svg:viewBox="0 0 9652 2901">
          <text:p/>
        </draw:connector>
        <draw:custom-shape draw:style-name="gr7" draw:text-style-name="P2" xml:id="id2" draw:id="id2" draw:layer="layout" svg:width="1.5cm" svg:height="3.6cm" svg:x="9.7cm" svg:y="12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xml:id="id7" draw:id="id7" draw:layer="layout" svg:width="8.1cm" svg:height="2.1cm" svg:x="2.6cm" svg:y="1.2cm">
          <text:p text:style-name="P2"><text:span text:style-name="T1">comini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6.65cm" svg:y1="3.3cm" svg:x2="6.65cm" svg:y2="5.4cm" draw:start-shape="id7" draw:end-shape="id1" svg:d="m6650 3300v2100" svg:viewBox="0 0 1 2101">
          <text:p/>
        </draw:connector>
        <draw:custom-shape draw:style-name="gr3" draw:text-style-name="P1" xml:id="id8" draw:id="id8" draw:layer="layout" svg:width="8.1cm" svg:height="2.1cm" svg:x="19.3cm" svg:y="1.2cm">
          <text:p text:style-name="P2"><text:span text:style-name="T1">comstar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23.35cm" svg:y1="3.3cm" svg:x2="17.9cm" svg:y2="5.4cm" draw:start-shape="id8" draw:start-glue-point="2" draw:end-shape="id3" svg:d="m23350 3300c0 1576-5450 527-5450 2100" svg:viewBox="0 0 5451 2101">
          <text:p/>
        </draw:connector>
        <draw:connector draw:style-name="gr4" draw:text-style-name="P2" draw:layer="layout" draw:type="curve" svg:x1="23.35cm" svg:y1="3.3cm" svg:x2="28.901cm" svg:y2="5.4cm" draw:start-shape="id8" draw:start-glue-point="2" draw:end-shape="id5" draw:end-glue-point="0" svg:d="m23350 3300c0 1576 5551 527 5551 2100" svg:viewBox="0 0 5552 2101">
          <text:p/>
        </draw:connector>
        <draw:frame draw:style-name="gr6" draw:text-style-name="P3" draw:layer="layout" svg:width="5.18cm" svg:height="1.728cm" svg:x="29cm" svg:y="9.072cm">
          <draw:text-box>
            <text:p><text:span text:style-name="T2">Software</text:span></text:p>
          </draw:text-box>
        </draw:frame>
        <draw:custom-shape draw:style-name="gr3" draw:text-style-name="P1" xml:id="id9" draw:id="id9" draw:layer="layout" svg:width="2.297cm" svg:height="1.7cm" svg:x="8.403cm" svg:y="2.6cm">
          <text:p text:style-name="P2"><text:span text:style-name="T1">ioh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2.297cm" svg:height="1.7cm" svg:x="11.103cm" svg:y="2.6cm">
          <text:p text:style-name="P2"><text:span text:style-name="T1">io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9.551cm" svg:y1="4.3cm" svg:x2="9.566cm" svg:y2="6cm" draw:start-shape="id9" draw:start-glue-point="2" draw:end-shape="id10" draw:end-glue-point="0" svg:d="m9551 4300c0 1312 15 463 15 1700" svg:viewBox="0 0 16 1701">
          <text:p/>
        </draw:connector>
        <draw:connector draw:style-name="gr4" draw:text-style-name="P2" draw:layer="layout" draw:type="curve" svg:x1="10.1cm" svg:y1="6.494cm" svg:x2="12.251cm" svg:y2="4.3cm" draw:start-shape="id11" draw:start-glue-point="1" draw:end-shape="id12" draw:end-glue-point="2" svg:d="m10100 6494c1434 0 2151-731 2151-2194" svg:viewBox="0 0 2152 21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3-29T10:40:32.682845331</meta:creation-date>
    <dc:date>2014-03-29T15:04:19.637765668</dc:date>
    <dc:creator>Okabe Kiwamu</dc:creator>
    <meta:editing-duration>PT1H9M49S</meta:editing-duration>
    <meta:editing-cycles>105</meta:editing-cycles>
    <meta:generator>LibreOffice/4.1.5.3$Linux_X86_64 LibreOffice_project/410m0$Build-3</meta:generator>
    <meta:document-statistic meta:object-count="24"/>
  </office:meta>
</office:document-meta>
</file>